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5"/>
    <style:style style:name="P3" style:family="paragraph" style:parent-style-name="Text_20_body">
      <style:text-properties officeooo:paragraph-rsid="0016f5ed"/>
    </style:style>
    <style:style style:name="T1" style:family="text">
      <style:text-properties officeooo:rsid="0014621f"/>
    </style:style>
    <style:style style:name="T2" style:family="text">
      <style:text-properties officeooo:rsid="0015ec9f"/>
    </style:style>
    <style:style style:name="T3" style:family="text">
      <style:text-properties officeooo:rsid="0016c2f1"/>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9pt" fo:letter-spacing="normal" fo:font-style="normal" fo:font-weight="normal" officeooo:rsid="0016c2f1"/>
    </style:style>
    <style:style style:name="T6" style:family="text">
      <style:text-properties fo:font-variant="normal" fo:text-transform="none" fo:color="#000000" fo:font-size="9pt" fo:letter-spacing="normal" fo:font-style="normal" fo:font-weight="normal" officeooo:rsid="0016f5ed"/>
    </style:style>
    <style:style style:name="T7" style:family="text">
      <style:text-properties fo:font-variant="normal" fo:text-transform="none" fo:color="#000000" fo:font-size="9pt" fo:letter-spacing="normal" fo:font-style="normal" fo:font-weight="bold" officeooo:rsid="0016c2f1" style:font-weight-asian="bold" style:font-weight-complex="bold"/>
    </style:style>
    <style:style style:name="T8" style:family="text">
      <style:text-properties style:font-name="Arial"/>
    </style:style>
    <style:style style:name="T9" style:family="text">
      <style:text-properties style:font-name="Arial" officeooo:rsid="0014621f"/>
    </style:style>
    <style:style style:name="T10" style:family="text">
      <style:text-properties style:font-name="Arial" fo:font-style="italic" style:font-style-asian="italic" style:font-style-complex="italic"/>
    </style:style>
    <style:style style:name="T11" style:family="text">
      <style:text-properties style:font-name="Arial" fo:font-style="italic" officeooo:rsid="0016f5ed" style:font-style-asian="italic" style:font-style-complex="italic"/>
    </style:style>
    <style:style style:name="T12" style:family="text">
      <style:text-properties officeooo:rsid="0018bd88"/>
    </style:style>
    <style:style style:name="T13" style:family="text">
      <style:text-properties officeooo:rsid="0014e9f8"/>
    </style:style>
    <style:style style:name="T14" style:family="text">
      <style:text-properties officeooo:rsid="0016f5e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umen del los análisis de Armatuevento</text:h>
      <text:p text:style-name="P3"><text:span text:style-name="T11"/></text:p>
      <text:p text:style-name="Text_20_body">Acuerdos:</text:p>
      <text:list xml:id="list913137124335345708" text:style-name="L1">
        <text:list-item>
          <text:p text:style-name="P1">El sistema podría estar dividido por provincia/región </text:p>
        </text:list-item>
        <text:list-item>
          <text:p text:style-name="P1">Agregar filtros de búsqueda (<text:span text:style-name="T1">rubro, calificaciones,precio, otros...listar todos</text:span>).</text:p>
        </text:list-item>
        <text:list-item>
          <text:p text:style-name="P1">Utilización de un mapa <text:span text:style-name="T1">(google maps)</text:span></text:p>
        </text:list-item>
        <text:list-item>
          <text:p text:style-name="P1">Ofrecer publicidad </text:p>
          <text:list>
            <text:list-item>
              <text:p text:style-name="P1">En algun espacio de la vista de las busquedas. Revisar criterio, si rubros complementarios, alternativas de proveedores premiun.</text:p>
            </text:list-item>
          </text:list>
        </text:list-item>
        <text:list-item>
          <text:p text:style-name="P1">(nivel de usuario?)Calificacion de Usuario </text:p>
          <text:list>
            <text:list-item>
              <text:p text:style-name="P1"><text:s/>En relación a la cantidad de eventos que realiza Novicio, Medio, Alto, Atofiesterx.</text:p>
            </text:list-item>
          </text:list>
        </text:list-item>
        <text:list-item>
          <text:p text:style-name="P1">Calificación de Proveedor</text:p>
          <text:list>
            <text:list-item>
              <text:p text:style-name="P1">Para tener posibles transacciones completadas – Encuestas de usuarios por rubro para establecer la calificación.</text:p>
            </text:list-item>
          </text:list>
        </text:list-item>
        <text:list-item>
          <text:p text:style-name="P1">Tipo de Usuario </text:p>
          <text:list>
            <text:list-item>
              <text:p text:style-name="P1">Básico, Premium (posibles descuentos <text:span text:style-name="T3">o promociones especiales</text:span>) </text:p>
            </text:list-item>
          </text:list>
        </text:list-item>
        <text:list-item>
          <text:p text:style-name="P1">Tipo de Proveedor</text:p>
          <text:list>
            <text:list-item>
              <text:p text:style-name="P1">Básico, Premium (mayor visibilidad – publicidad)</text:p>
            </text:list-item>
          </text:list>
        </text:list-item>
        <text:list-item>
          <text:p text:style-name="P1">Moderadores. (Falta definir rol e incubencias)</text:p>
          <text:list>
            <text:list-item>
              <text:p text:style-name="P1">Definir penalizaciones.</text:p>
            </text:list-item>
          </text:list>
        </text:list-item>
        <text:list-item>
          <text:p text:style-name="P1">App para celular.</text:p>
        </text:list-item>
        <text:list-item>
          <text:p text:style-name="P1"><text:span text:style-name="T5">Contacto y pago entre el cliente y el proveedor</text:span><text:span text:style-name="T4">? </text:span></text:p>
          <text:list>
            <text:list-item>
              <text:p text:style-name="P1">Por dentro </text:p>
            </text:list-item>
            <text:list-item>
              <text:p text:style-name="P1">Por fuera</text:p>
            </text:list-item>
          </text:list>
        </text:list-item>
        <text:list-item>
          <text:p text:style-name="P1"/>
        </text:list-item>
      </text:list>
      <text:list xml:id="list5633409685905961101" text:style-name="L5">
        <text:list-header>
          <text:p text:style-name="P2">Debatir</text:p>
        </text:list-header>
        <text:list-item>
          <text:p text:style-name="P2">En el caso que sea un servicio como por ejemplo un cotillón que dispone de muchos productos, estos productos ¿aparecerían en la pagina? y si aparecen ¿Se mostrarían con sus precios? (Seria de mucha utilidad ver sus precios ya que la mayoría de los usuarios es lo que busca en un tipo de sistema como es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20:39:43.178740969</meta:creation-date>
    <dc:date>2018-04-11T11:38:42.719235803</dc:date>
    <meta:editing-duration>PT15M47S</meta:editing-duration>
    <meta:editing-cycles>3</meta:editing-cycles>
    <meta:generator>LibreOffice/5.1.6.2$Linux_x86 LibreOffice_project/10m0$Build-2</meta:generator>
    <meta:document-statistic meta:table-count="0" meta:image-count="0" meta:object-count="0" meta:page-count="1" meta:paragraph-count="24" meta:word-count="203" meta:character-count="1288" meta:non-whitespace-character-count="1119"/>
  </office:meta>
</office:document-meta>
</file>